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5eb" officeooo:paragraph-rsid="000235eb"/>
    </style:style>
    <style:style style:name="P2" style:family="paragraph" style:parent-style-name="Standard">
      <style:text-properties officeooo:rsid="00042a7d" officeooo:paragraph-rsid="00042a7d"/>
    </style:style>
    <style:style style:name="P3" style:family="paragraph" style:parent-style-name="Preformatted_20_Text">
      <style:text-properties style:font-name="Ubuntu Mono" fo:font-size="10.3999996185303pt" officeooo:rsid="000235eb" officeooo:paragraph-rsid="000235eb"/>
    </style:style>
    <style:style style:name="P4" style:family="paragraph" style:parent-style-name="Preformatted_20_Text">
      <style:text-properties style:font-name="Ubuntu Mono" fo:font-size="10.3999996185303pt" officeooo:rsid="00042a7d" officeooo:paragraph-rsid="00042a7d"/>
    </style:style>
    <style:style style:name="P5" style:family="paragraph" style:parent-style-name="Preformatted_20_Text">
      <style:text-properties officeooo:rsid="000235eb" officeooo:paragraph-rsid="000235eb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0235eb" officeooo:paragraph-rsid="000235eb"/>
    </style:style>
    <style:style style:name="P8" style:family="paragraph" style:parent-style-name="Preformatted_20_Text">
      <style:paragraph-properties fo:margin-top="0in" fo:margin-bottom="0in" loext:contextual-spacing="false" fo:padding="0in" fo:border="none"/>
    </style:style>
    <style:style style:name="P9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T1" style:family="text">
      <style:text-properties fo:color="#fc803a"/>
    </style:style>
    <style:style style:name="T2" style:family="text">
      <style:text-properties style:font-name="Ubuntu Mono" fo:font-size="10.39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Genetic GAIN</text:span></text:p>
      <text:p text:style-name="P6"><text:bookmark text:name="rstudio_console_output"/><text:span text:style-name="T1">&gt; lmList(MeanTGV ~ Generation | scenario, data=MeanAverage)</text:span></text:p>
      <text:p text:style-name="P9">Call: lmList(formula = MeanTGV ~ Generation | scenario, data = MeanAverage) </text:p>
      <text:p text:style-name="P9">Coefficients:</text:p>
      <text:p text:style-name="P8"><text:s text:c="13"/><text:span text:style-name="T2">(Intercept) Generation</text:span></text:p>
      <text:p text:style-name="P9">BmGen <text:s text:c="9"/>-9.052774 <text:s/>0.2219283</text:p>
      <text:p text:style-name="P9">Class <text:s text:c="9"/>-5.289815 <text:s/>0.1325495</text:p>
      <text:p text:style-name="P9">Gen <text:s text:c="10"/>-10.017736 <text:s/>0.2470386</text:p>
      <text:p text:style-name="P9">GenSLO <text:s text:c="8"/>-7.229693 <text:s/>0.1791507</text:p>
      <text:p text:style-name="P9">OtherCowsGen <text:s text:c="2"/>-7.291597 <text:s/>0.1819565</text:p>
      <text:p text:style-name="Standard"/>
      <text:p text:style-name="Standard"/>
      <text:p text:style-name="P2">SD</text:p>
      <text:p text:style-name="P4"><text:bookmark text:name="rstudio_console_output4"/>101 <text:s text:c="11"/>BmGen <text:s text:c="16"/>60 <text:s text:c="3"/>0.26149207</text:p>
      <text:p text:style-name="P9">102 <text:s text:c="11"/>Class <text:s text:c="16"/>60 <text:s text:c="3"/>0.16845979</text:p>
      <text:p text:style-name="P9">103 <text:s text:c="13"/>Gen <text:s text:c="16"/>60 <text:s text:c="3"/>0.25268901</text:p>
      <text:p text:style-name="P9">104 <text:s text:c="10"/>GenSLO <text:s text:c="16"/>60 <text:s text:c="3"/>0.33334511</text:p>
      <text:p text:style-name="P9">105 <text:s text:c="4"/>OtherCowsGen <text:s text:c="16"/>60 <text:s text:c="3"/>0.20682709</text:p>
      <text:p text:style-name="P2"/>
      <text:p text:style-name="Standard"/>
      <text:p text:style-name="P1">Selection Efficiency</text:p>
      <text:p text:style-name="P6"><text:bookmark text:name="rstudio_console_output1"/><text:span text:style-name="T1">&gt; lmList(MeanGenic ~ SDGenic | scenario, data=Averages)</text:span></text:p>
      <text:p text:style-name="P9">Call: lmList(formula = MeanGenic ~ SDGenic | scenario, data = Averages) </text:p>
      <text:p text:style-name="P9">Coefficients:</text:p>
      <text:p text:style-name="P8"><text:s text:c="13"/><text:span text:style-name="T2">(Intercept) <text:s text:c="2"/>SDGenic</text:span></text:p>
      <text:p text:style-name="P9">BmGen <text:s text:c="10"/>23.44643 -23.46127</text:p>
      <text:p text:style-name="P9">Class <text:s text:c="10"/>18.85158 -18.85664</text:p>
      <text:p text:style-name="P9">Gen <text:s text:c="12"/>21.89812 -21.89570</text:p>
      <text:p text:style-name="P9">GenSLO <text:s text:c="9"/>23.83577 -23.87355</text:p>
      <text:p text:style-name="P9">OtherCowsGen <text:s text:c="3"/>25.15842 -25.18263</text:p>
      <text:p text:style-name="Standard"/>
      <text:p text:style-name="P1">Generation Intervals</text:p>
      <text:p text:style-name="P5"><text:bookmark text:name="rstudio_console_output3"/><text:s text:c="3"/><text:span text:style-name="T2">GI$path <text:s text:c="7"/>GI$Class GI$genInt</text:span></text:p>
      <text:p text:style-name="P9">1 <text:s text:c="4"/>damF <text:s text:c="10"/>BmGen <text:s/>3.942422</text:p>
      <text:p text:style-name="P9">5 <text:s text:c="4"/>damF <text:s text:c="10"/>Class <text:s/>3.946866</text:p>
      <text:p text:style-name="P9">9 <text:s text:c="4"/>damF <text:s text:c="12"/>Gen <text:s/>3.945951</text:p>
      <text:p text:style-name="P9">13 <text:s text:c="3"/>damF <text:s text:c="9"/>GenSLO <text:s/>3.945264</text:p>
      <text:p text:style-name="P9">17 <text:s text:c="3"/>damF OtherCowsGenGen <text:s/>3.949278</text:p>
      <text:p text:style-name="P9">2 <text:s text:c="4"/>damM <text:s text:c="10"/>BmGen <text:s/>4.889860</text:p>
      <text:p text:style-name="P9">6 <text:s text:c="4"/>damM <text:s text:c="10"/>Class <text:s/>4.885859</text:p>
      <text:p text:style-name="P9">10 <text:s text:c="3"/>damM <text:s text:c="12"/>Gen <text:s/>4.891094</text:p>
      <text:p text:style-name="P9">14 <text:s text:c="3"/>damM <text:s text:c="9"/>GenSLO <text:s/>4.889998</text:p>
      <text:p text:style-name="P9">18 <text:s text:c="3"/>damM OtherCowsGenGen <text:s/>4.884226</text:p>
      <text:p text:style-name="P9">3 <text:s text:c="3"/>sireF <text:s text:c="10"/>BmGen <text:s/>6.033816</text:p>
      <text:p text:style-name="P9">7 <text:s text:c="3"/>sireF <text:s text:c="10"/>Class <text:s/>6.069558</text:p>
      <text:p text:style-name="P9">11 <text:s text:c="2"/>sireF <text:s text:c="12"/>Gen <text:s/>4.884874</text:p>
      <text:p text:style-name="P9">15 <text:s text:c="2"/>sireF <text:s text:c="9"/>GenSLO <text:s/>6.073943</text:p>
      <text:p text:style-name="P9">19 <text:s text:c="2"/>sireF OtherCowsGenGen <text:s/>5.773115</text:p>
      <text:p text:style-name="P9">4 <text:s text:c="3"/>sireM <text:s text:c="10"/>BmGen <text:s/>5.744366</text:p>
      <text:p text:style-name="P9">8 <text:s text:c="3"/>sireM <text:s text:c="10"/>Class <text:s/>7.831902</text:p>
      <text:p text:style-name="P9">12 <text:s text:c="2"/>sireM <text:s text:c="12"/>Gen <text:s/>5.688030</text:p>
      <text:p text:style-name="P9">16 <text:s text:c="2"/>sireM <text:s text:c="9"/>GenSLO <text:s/>7.814286</text:p>
      <text:p text:style-name="P9">20 <text:s text:c="2"/>sireM OtherCowsGenGen <text:s/>7.819343</text:p>
      <text:p text:style-name="P1"/>
      <text:p text:style-name="P1"/>
      <text:p text:style-name="P3"><text:bookmark text:name="rstudio_console_output2"/><text:span text:style-name="T1">&gt; GISum</text:span></text:p>
      <text:p text:style-name="P8"><text:s text:c="2"/><text:span text:style-name="T2">GIAverages$scenario GIAverages$genInt</text:span></text:p>
      <text:p text:style-name="P9">1 <text:s text:c="14"/>BmGen <text:s text:c="9"/>20.61046</text:p>
      <text:p text:style-name="P9">2 <text:s text:c="14"/>Class <text:s text:c="9"/>22.73418</text:p>
      <text:p text:style-name="P9">3 <text:s text:c="16"/>Gen <text:s text:c="9"/>19.40995</text:p>
      <text:p text:style-name="P9">4 <text:s text:c="13"/>GenSLO <text:s text:c="9"/>22.72349</text:p>
      <text:p text:style-name="P9">5 <text:s text:c="4"/>OtherCowsGenGen <text:s text:c="9"/>22.4259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7:55.097581971</meta:creation-date>
    <dc:date>2018-01-08T12:30:57.341862774</dc:date>
    <meta:editing-duration>PT12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5" meta:word-count="201" meta:character-count="2018" meta:non-whitespace-character-count="1250"/>
  </office:meta>
</office:document-meta>
</file>